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run" table:style-name="ta1">
        <table:shapes>
          <draw:frame draw:z-index="0" draw:style-name="gr1" draw:text-style-name="P1" svg:width="832.34pt" svg:height="351.61pt" svg:x="2.32pt" svg:y="156.61pt">
            <draw:object draw:notify-on-update-of-ranges="datarun.A1:datarun.A10 datarun.A1:datarun.A10 datarun.B1:datarun.B10 datarun.A1:datarun.A10 datarun.C1:datarun.C10 datarun.A1:datarun.A10 datarun.D1:datarun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511.23pt" svg:y="131.75pt">
            <draw:object draw:notify-on-update-of-ranges="datarun.A1:datarun.A10 datarun.B1:datarun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296" calcext:value-type="float">
            <text:p>2.96E-007</text:p>
          </table:table-cell>
          <table:table-cell office:value-type="float" office:value="5.76413083076477" calcext:value-type="float">
            <text:p>5.7641308308</text:p>
          </table:table-cell>
          <table:table-cell office:value-type="float" office:value="1.35268657" calcext:value-type="float">
            <text:p>1.352686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445" calcext:value-type="float">
            <text:p>4.45E-007</text:p>
          </table:table-cell>
          <table:table-cell office:value-type="float" office:value="24.8502130508423" calcext:value-type="float">
            <text:p>24.8502130508</text:p>
          </table:table-cell>
          <table:table-cell office:value-type="float" office:value="10.592548749" calcext:value-type="float">
            <text:p>10.5925487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444" calcext:value-type="float">
            <text:p>4.44E-007</text:p>
          </table:table-cell>
          <table:table-cell office:value-type="float" office:value="56.1896889209747" calcext:value-type="float">
            <text:p>56.189688921</text:p>
          </table:table-cell>
          <table:table-cell office:value-type="float" office:value="36.003828166" calcext:value-type="float">
            <text:p>36.0038281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444" calcext:value-type="float">
            <text:p>4.44E-007</text:p>
          </table:table-cell>
          <table:table-cell office:value-type="float" office:value="99.6936569213867" calcext:value-type="float">
            <text:p>99.6936569214</text:p>
          </table:table-cell>
          <table:table-cell office:value-type="float" office:value="84.737715679" calcext:value-type="float">
            <text:p>84.7377156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296" calcext:value-type="float">
            <text:p>2.96E-007</text:p>
          </table:table-cell>
          <table:table-cell office:value-type="float" office:value="156.952854394913" calcext:value-type="float">
            <text:p>156.9528543949</text:p>
          </table:table-cell>
          <table:table-cell office:value-type="float" office:value="166.202107412" calcext:value-type="float">
            <text:p>166.20210741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009926" calcext:value-type="float">
            <text:p>9.93E-006</text:p>
          </table:table-cell>
          <table:table-cell office:value-type="float" office:value="226.03949546814" calcext:value-type="float">
            <text:p>226.0394954681</text:p>
          </table:table-cell>
          <table:table-cell office:value-type="float" office:value="285.980250614" calcext:value-type="float">
            <text:p>285.9802506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010963" calcext:value-type="float">
            <text:p>1.10E-005</text:p>
          </table:table-cell>
          <table:table-cell office:value-type="float" office:value="306.395663261414" calcext:value-type="float">
            <text:p>306.3956632614</text:p>
          </table:table-cell>
          <table:table-cell office:value-type="float" office:value="455.703144367" calcext:value-type="float">
            <text:p>455.7031443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000889" calcext:value-type="float">
            <text:p>8.89E-007</text:p>
          </table:table-cell>
          <table:table-cell office:value-type="float" office:value="398.739906311035" calcext:value-type="float">
            <text:p>398.739906311</text:p>
          </table:table-cell>
          <table:table-cell office:value-type="float" office:value="677.966272479" calcext:value-type="float">
            <text:p>677.9662724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014518" calcext:value-type="float">
            <text:p>1.45E-005</text:p>
          </table:table-cell>
          <table:table-cell office:value-type="float" office:value="506.700693845749" calcext:value-type="float">
            <text:p>506.7006938457</text:p>
          </table:table-cell>
          <table:table-cell office:value-type="float" office:value="966.57292941" calcext:value-type="float">
            <text:p>966.572929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0519" calcext:value-type="float">
            <text:p>1.05E-005</text:p>
          </table:table-cell>
          <table:table-cell office:value-type="float" office:value="624.368637800217" calcext:value-type="float">
            <text:p>624.3686378002</text:p>
          </table:table-cell>
          <table:table-cell office:value-type="float" office:value="1324.237662089" calcext:value-type="float">
            <text:p>1324.237662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8:31:35.039150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2T18:44:54.309343489</dc:date>
    <dc:creator>David Lewis</dc:creator>
    <meta:editing-duration>PT21M28S</meta:editing-duration>
    <meta:editing-cycles>2</meta:editing-cycles>
    <meta:generator>LibreOffice/4.4.6.3$Linux_X86_64 LibreOffice_project/40m0$Build-3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tru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64cm" svg:height="12.405cm" xlink:href=".." xlink:type="simple" chart:class="chart:scatter" chart:style-name="ch1">
        <chart:legend chart:legend-position="end" svg:x="26.988cm" svg:y="5.405cm" style:legend-expansion="high" chart:style-name="ch2"/>
        <chart:plot-area chart:style-name="ch3" table:cell-range-address="datarun.A1:datarun.D10" chart:data-source-has-labels="both" svg:x="1.598cm" svg:y="0.248cm" svg:width="24.803cm" svg:height="10.928cm">
          <chartooo:coordinate-region svg:x="2.405cm" svg:y="0.447cm" svg:width="21.707cm" svg:height="10.082cm"/>
          <chart:axis chart:dimension="x" chart:name="primary-x" chart:style-name="ch4" chartooo:axis-type="auto">
            <chart:title svg:x="13.28cm" svg:y="11.424cm" chart:style-name="ch5">
              <text:p>Iterations</text:p>
            </chart:title>
            <chart:categories table:cell-range-address="datarun.A1:datarun.A10"/>
          </chart:axis>
          <chart:axis chart:dimension="y" chart:name="primary-y" chart:style-name="ch6">
            <chart:title svg:x="0.451cm" svg:y="6.933cm" chart:style-name="ch7">
              <text:p>Time in second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datarun.B1:datarun.B10" loext:label-string="gpu" chart:class="chart:scatter">
            <chart:domain table:cell-range-address="datarun.A1:datarun.A10"/>
            <chart:data-point chart:repeated="10"/>
          </chart:series>
          <chart:series chart:attached-axis="primary-y" chart:style-name="ch11" chart:values-cell-range-address="datarun.C1:datarun.C10" loext:label-string="python" chart:class="chart:scatter">
            <chart:data-point chart:repeated="10"/>
          </chart:series>
          <chart:series chart:attached-axis="primary-y" chart:style-name="ch12" chart:values-cell-range-address="datarun.D1:datarun.D10" loext:label-string="cpu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</text:p>
              </table:table-cell>
              <table:table-cell office:value-type="string">
                <text:p>python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tarun.A1:datarun.A10</svg:desc>
                </draw:g>
              </table:table-cell>
              <table:table-cell office:value-type="float" office:value="1000">
                <text:p>1000</text:p>
                <draw:g>
                  <svg:desc>datarun.A1:datarun.A10</svg:desc>
                </draw:g>
              </table:table-cell>
              <table:table-cell office:value-type="float" office:value="0.000000296">
                <text:p>0.000000296</text:p>
                <draw:g>
                  <svg:desc>datarun.B1:datarun.B10</svg:desc>
                </draw:g>
              </table:table-cell>
              <table:table-cell office:value-type="float" office:value="5.76413083076477">
                <text:p>5.76413083076477</text:p>
                <draw:g>
                  <svg:desc>datarun.C1:datarun.C10</svg:desc>
                </draw:g>
              </table:table-cell>
              <table:table-cell office:value-type="float" office:value="1.35268657">
                <text:p>1.35268657</text:p>
                <draw:g>
                  <svg:desc>datarun.D1:datarun.D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00000445">
                <text:p>0.000000445</text:p>
              </table:table-cell>
              <table:table-cell office:value-type="float" office:value="24.8502130508423">
                <text:p>24.8502130508423</text:p>
              </table:table-cell>
              <table:table-cell office:value-type="float" office:value="10.592548749">
                <text:p>10.59254874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.000000444">
                <text:p>0.000000444</text:p>
              </table:table-cell>
              <table:table-cell office:value-type="float" office:value="56.1896889209747">
                <text:p>56.1896889209747</text:p>
              </table:table-cell>
              <table:table-cell office:value-type="float" office:value="36.003828166">
                <text:p>36.00382816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00000444">
                <text:p>0.000000444</text:p>
              </table:table-cell>
              <table:table-cell office:value-type="float" office:value="99.6936569213867">
                <text:p>99.6936569213867</text:p>
              </table:table-cell>
              <table:table-cell office:value-type="float" office:value="84.737715679">
                <text:p>84.7377156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00000296">
                <text:p>0.000000296</text:p>
              </table:table-cell>
              <table:table-cell office:value-type="float" office:value="156.952854394913">
                <text:p>156.952854394913</text:p>
              </table:table-cell>
              <table:table-cell office:value-type="float" office:value="166.202107412">
                <text:p>166.2021074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.000009926">
                <text:p>0.000009926</text:p>
              </table:table-cell>
              <table:table-cell office:value-type="float" office:value="226.03949546814">
                <text:p>226.03949546814</text:p>
              </table:table-cell>
              <table:table-cell office:value-type="float" office:value="285.980250614">
                <text:p>285.9802506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.000010963">
                <text:p>0.000010963</text:p>
              </table:table-cell>
              <table:table-cell office:value-type="float" office:value="306.395663261414">
                <text:p>306.395663261414</text:p>
              </table:table-cell>
              <table:table-cell office:value-type="float" office:value="455.703144367">
                <text:p>455.70314436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000000889">
                <text:p>0.000000889</text:p>
              </table:table-cell>
              <table:table-cell office:value-type="float" office:value="398.739906311035">
                <text:p>398.739906311035</text:p>
              </table:table-cell>
              <table:table-cell office:value-type="float" office:value="677.966272479">
                <text:p>677.9662724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.000014518">
                <text:p>0.000014518</text:p>
              </table:table-cell>
              <table:table-cell office:value-type="float" office:value="506.700693845749">
                <text:p>506.700693845749</text:p>
              </table:table-cell>
              <table:table-cell office:value-type="float" office:value="966.57292941">
                <text:p>966.572929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0010519">
                <text:p>0.000010519</text:p>
              </table:table-cell>
              <table:table-cell office:value-type="float" office:value="624.368637800217">
                <text:p>624.368637800217</text:p>
              </table:table-cell>
              <table:table-cell office:value-type="float" office:value="1324.237662089">
                <text:p>1324.237662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15cm" svg:y="4.204cm" style:legend-expansion="high" chart:style-name="ch2"/>
        <chart:plot-area chart:style-name="ch3" table:cell-range-address="datarun.A1:datarun.B10" chart:data-source-has-labels="column" svg:x="0.32cm" svg:y="0.18cm" svg:width="12.51cm" svg:height="8.646cm">
          <chartooo:coordinate-region svg:x="2.238cm" svg:y="0.379cm" svg:width="10.128cm" svg:height="7.8cm"/>
          <chart:axis chart:dimension="x" chart:name="primary-x" chart:style-name="ch4" chartooo:axis-type="auto">
            <chartooo:date-scale/>
            <chart:categories table:cell-range-address="datarun.A1:datarun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run.B1:datarun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tarun.A1:datarun.A10</svg:desc>
                </draw:g>
              </table:table-cell>
              <table:table-cell office:value-type="float" office:value="0.000000296">
                <text:p>0.000000296</text:p>
                <draw:g>
                  <svg:desc>datarun.B1:datarun.B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0445">
                <text:p>0.00000044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00444">
                <text:p>0.0000004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00444">
                <text:p>0.00000044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00296">
                <text:p>0.00000029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009926">
                <text:p>0.00000992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010963">
                <text:p>0.000010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000889">
                <text:p>0.0000008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014518">
                <text:p>0.0000145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10519">
                <text:p>0.000010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